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2257" officeooo:paragraph-rsid="0012013b"/>
    </style:style>
    <style:style style:name="P2" style:family="paragraph" style:parent-style-name="Text_20_body">
      <style:text-properties officeooo:paragraph-rsid="0012013b"/>
    </style:style>
    <style:style style:name="P3" style:family="paragraph" style:parent-style-name="Title">
      <style:text-properties officeooo:rsid="0012013b" officeooo:paragraph-rsid="0012013b"/>
    </style:style>
    <style:style style:name="P4" style:family="paragraph" style:parent-style-name="Heading_20_1">
      <style:text-properties officeooo:rsid="0012013b" officeooo:paragraph-rsid="0012013b"/>
    </style:style>
    <style:style style:name="P5" style:family="paragraph" style:parent-style-name="Text_20_body" style:list-style-name="L1">
      <style:text-properties officeooo:rsid="0012013b" officeooo:paragraph-rsid="0012013b"/>
    </style:style>
    <style:style style:name="P6" style:family="paragraph" style:parent-style-name="Text_20_body">
      <style:text-properties officeooo:rsid="0012013b" officeooo:paragraph-rsid="0012013b"/>
    </style:style>
    <style:style style:name="P7" style:family="paragraph" style:parent-style-name="Text_20_body" style:list-style-name="L1">
      <style:text-properties officeooo:rsid="0013baa1" officeooo:paragraph-rsid="0013baa1"/>
    </style:style>
    <style:style style:name="P8" style:family="paragraph" style:parent-style-name="Text_20_body" style:list-style-name="L2">
      <style:text-properties officeooo:rsid="0013cae6" officeooo:paragraph-rsid="0013cae6"/>
    </style:style>
    <style:style style:name="P9" style:family="paragraph" style:parent-style-name="Text_20_body" style:list-style-name="L3">
      <style:text-properties officeooo:rsid="0015854b" officeooo:paragraph-rsid="0015854b"/>
    </style:style>
    <style:style style:name="P10" style:family="paragraph" style:parent-style-name="Text_20_body" style:list-style-name="L3">
      <style:text-properties officeooo:rsid="00262c24" officeooo:paragraph-rsid="0012013b"/>
    </style:style>
    <style:style style:name="P11" style:family="paragraph" style:parent-style-name="Text_20_body" style:list-style-name="L2">
      <style:text-properties officeooo:rsid="00175ca3" officeooo:paragraph-rsid="00175ca3"/>
    </style:style>
    <style:style style:name="T1" style:family="text">
      <style:text-properties officeooo:rsid="0012013b"/>
    </style:style>
    <style:style style:name="T2" style:family="text">
      <style:text-properties officeooo:rsid="0013cae6"/>
    </style:style>
    <style:style style:name="T3" style:family="text">
      <style:text-properties officeooo:rsid="0015854b"/>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embler</text:p>
      <text:p text:style-name="P1"/>
      <text:p text:style-name="P1"><text:tab/><text:span text:style-name="T1">The Assembler defines the valid Operations and Pseudo-operations that define the WALL (WT AssembLy Language) Assembly Language.</text:span></text:p>
      <text:h text:style-name="P4" text:outline-level="1">Operations</text:h>
      <text:p text:style-name="P2"><text:tab/><text:span text:style-name="T1">WALL consists of 27 Operations. These Operations defined the basic functionality of WALL and defined the basic capabilities of what WALL (The Machine Simulator) is capable of.</text:span></text:p>
      <text:p text:style-name="P2"><text:tab/><text:span text:style-name="T1">These Operations fall into several groupings. The first is normal operations and “macro” operations. Macro Operations are a “shortcut” operation that combine the functionality of several operations to conserve memory in WALL. Normal operations have a singular focus and do “exactly” one operation. </text:span></text:p>
      <text:list xml:id="list808227581665993275" text:style-name="L1">
        <text:list-item>
          <text:p text:style-name="P5">Macro Operations</text:p>
          <text:list>
            <text:list-item>
              <text:p text:style-name="P5">SCALL (Special Call) – Allows for the condensing of Stack Boiler Plate; The pushing of the Base Pointer, and then copying the Stack Pointer to the Base Pointer. This allows for a moving Frame of Reference during programs that run on the Stack.</text:p>
              <text:list>
                <text:list-item>
                  <text:p text:style-name="P5">Conserves 4 bytes of memory</text:p>
                </text:list-item>
              </text:list>
            </text:list-item>
            <text:list-item>
              <text:p text:style-name="P5">SRET (Special Return) - </text:p>
            </text:list-item>
          </text:list>
        </text:list-item>
        <text:list-item>
          <text:p text:style-name="P5">Normal Instructions</text:p>
          <text:list>
            <text:list-item>
              <text:p text:style-name="P7">ADD</text:p>
              <text:list>
                <text:list-item>
                  <text:p text:style-name="P7">Operand: RL,RM,RN</text:p>
                </text:list-item>
                <text:list-item>
                  <text:p text:style-name="P7">Byte Code: 5L MN</text:p>
                </text:list-item>
              </text:list>
            </text:list-item>
            <text:list-item>
              <text:p text:style-name="P7">AND</text:p>
              <text:list>
                <text:list-item>
                  <text:p text:style-name="P7">Operand: RL,RM,RN</text:p>
                </text:list-item>
                <text:list-item>
                  <text:p text:style-name="P7">Byte Code: 8L MN</text:p>
                </text:list-item>
              </text:list>
            </text:list-item>
            <text:list-item>
              <text:p text:style-name="P7">CALL</text:p>
              <text:list>
                <text:list-item>
                  <text:p text:style-name="P7">Operand: XY</text:p>
                </text:list-item>
                <text:list-item>
                  <text:p text:style-name="P7">Byte Code: 60 XY</text:p>
                </text:list-item>
              </text:list>
            </text:list-item>
            <text:list-item>
              <text:p text:style-name="P7">HALT</text:p>
              <text:list>
                <text:list-item>
                  <text:p text:style-name="P7"><text:soft-page-break/>Source Code: none</text:p>
                </text:list-item>
                <text:list-item>
                  <text:p text:style-name="P7">Byte Code: C0 00</text:p>
                </text:list-item>
              </text:list>
            </text:list-item>
            <text:list-item>
              <text:p text:style-name="P7">ILOAD</text:p>
              <text:list>
                <text:list-item>
                  <text:p text:style-name="P7">Operand: RM,[RN]</text:p>
                </text:list-item>
                <text:list-item>
                  <text:p text:style-name="P7">Byte Code: D0 MN</text:p>
                </text:list-item>
              </text:list>
            </text:list-item>
            <text:list-item>
              <text:p text:style-name="P7">ISTORE</text:p>
              <text:list>
                <text:list-item>
                  <text:p text:style-name="P7">Operand: [RM],RN</text:p>
                </text:list-item>
                <text:list-item>
                  <text:p text:style-name="P7">Byte Code: D1 MN</text:p>
                </text:list-item>
              </text:list>
            </text:list-item>
            <text:list-item>
              <text:p text:style-name="P7">JMP</text:p>
              <text:list>
                <text:list-item>
                  <text:p text:style-name="P7">Operand: XY</text:p>
                </text:list-item>
                <text:list-item>
                  <text:p text:style-name="P7">Byte Code: B0 XY</text:p>
                </text:list-item>
              </text:list>
            </text:list-item>
            <text:list-item>
              <text:p text:style-name="P7">JMPEQ</text:p>
              <text:list>
                <text:list-item>
                  <text:p text:style-name="P7">Operand: <text:span text:style-name="T2">RN=R0,XY</text:span></text:p>
                </text:list-item>
                <text:list-item>
                  <text:p text:style-name="P7">Byte Code: <text:span text:style-name="T2">BN XY</text:span></text:p>
                </text:list-item>
              </text:list>
            </text:list-item>
            <text:list-item>
              <text:p text:style-name="P7">JMPLT</text:p>
              <text:list>
                <text:list-item>
                  <text:p text:style-name="P7">Operand: <text:span text:style-name="T2">RN&lt;R0,XY</text:span></text:p>
                </text:list-item>
                <text:list-item>
                  <text:p text:style-name="P7">Byte Code: <text:span text:style-name="T2">FN XY</text:span></text:p>
                </text:list-item>
              </text:list>
            </text:list-item>
            <text:list-item>
              <text:p text:style-name="P7">LOAD (Immediate)</text:p>
              <text:list>
                <text:list-item>
                  <text:p text:style-name="P7">Operand: <text:span text:style-name="T2">RN,XY</text:span></text:p>
                </text:list-item>
                <text:list-item>
                  <text:p text:style-name="P7">Byte Code: <text:span text:style-name="T2">1N XY</text:span></text:p>
                </text:list-item>
              </text:list>
            </text:list-item>
            <text:list-item>
              <text:p text:style-name="P7">LOAD (Direct)</text:p>
              <text:list>
                <text:list-item>
                  <text:p text:style-name="P7">Operand: <text:span text:style-name="T2">RN,[XY]</text:span></text:p>
                </text:list-item>
                <text:list-item>
                  <text:p text:style-name="P7">Byte Code: <text:span text:style-name="T2">2N XY</text:span></text:p>
                </text:list-item>
              </text:list>
            </text:list-item>
            <text:list-item>
              <text:p text:style-name="P7">MOVE</text:p>
              <text:list>
                <text:list-item>
                  <text:p text:style-name="P7">Operand: <text:span text:style-name="T2">RM,RN</text:span></text:p>
                </text:list-item>
                <text:list-item>
                  <text:p text:style-name="P7">Byte Code: <text:span text:style-name="T2">D2 MN</text:span></text:p>
                </text:list-item>
              </text:list>
            </text:list-item>
            <text:list-item>
              <text:p text:style-name="P7">OR</text:p>
              <text:list>
                <text:list-item>
                  <text:p text:style-name="P7"><text:soft-page-break/>Operand: <text:span text:style-name="T2">RL,RM,RN</text:span></text:p>
                </text:list-item>
                <text:list-item>
                  <text:p text:style-name="P7">Byte Code: <text:span text:style-name="T2">7L MN</text:span></text:p>
                </text:list-item>
              </text:list>
            </text:list-item>
            <text:list-item>
              <text:p text:style-name="P7">POP</text:p>
              <text:list>
                <text:list-item>
                  <text:p text:style-name="P7">Operand: <text:span text:style-name="T2">RN</text:span></text:p>
                </text:list-item>
                <text:list-item>
                  <text:p text:style-name="P7">Byte Code: <text:span text:style-name="T2">65 N0</text:span></text:p>
                </text:list-item>
              </text:list>
            </text:list-item>
            <text:list-item>
              <text:p text:style-name="P7">PUSH</text:p>
              <text:list>
                <text:list-item>
                  <text:p text:style-name="P7">Operand: <text:span text:style-name="T2">RN</text:span></text:p>
                </text:list-item>
                <text:list-item>
                  <text:p text:style-name="P7">Byte Code: <text:span text:style-name="T2">64 N0</text:span></text:p>
                </text:list-item>
              </text:list>
            </text:list-item>
            <text:list-item>
              <text:p text:style-name="P7">RET</text:p>
              <text:list>
                <text:list-item>
                  <text:p text:style-name="P7">Operand: <text:span text:style-name="T2">XY</text:span></text:p>
                </text:list-item>
                <text:list-item>
                  <text:p text:style-name="P7">Byte Code: <text:span text:style-name="T2">61 XY</text:span></text:p>
                </text:list-item>
              </text:list>
            </text:list-item>
            <text:list-item>
              <text:p text:style-name="P7">RLOAD</text:p>
              <text:list>
                <text:list-item>
                  <text:p text:style-name="P7">Operand: <text:span text:style-name="T2">RM,H[RN]</text:span></text:p>
                </text:list-item>
                <text:list-item>
                  <text:p text:style-name="P7">Byte Code: <text:span text:style-name="T2">4H MN</text:span></text:p>
                </text:list-item>
              </text:list>
            </text:list-item>
            <text:list-item>
              <text:p text:style-name="P7">ROL</text:p>
              <text:list>
                <text:list-item>
                  <text:p text:style-name="P7">Operand: <text:span text:style-name="T2">RN,X</text:span></text:p>
                </text:list-item>
                <text:list-item>
                  <text:p text:style-name="P7">Byte Code: <text:span text:style-name="T2">A1 NX</text:span></text:p>
                </text:list-item>
              </text:list>
            </text:list-item>
            <text:list-item>
              <text:p text:style-name="P7">ROR</text:p>
              <text:list>
                <text:list-item>
                  <text:p text:style-name="P7">Operand: <text:span text:style-name="T2">RN,X</text:span></text:p>
                </text:list-item>
                <text:list-item>
                  <text:p text:style-name="P7">Byte Code: <text:span text:style-name="T2">A0 NX</text:span></text:p>
                </text:list-item>
              </text:list>
            </text:list-item>
            <text:list-item>
              <text:p text:style-name="P7">RSTORE</text:p>
              <text:list>
                <text:list-item>
                  <text:p text:style-name="P7">Operand: <text:span text:style-name="T2">H[RM],RN</text:span></text:p>
                </text:list-item>
                <text:list-item>
                  <text:p text:style-name="P7">Byte Code: <text:span text:style-name="T2">EH MN</text:span></text:p>
                </text:list-item>
              </text:list>
            </text:list-item>
            <text:list-item>
              <text:p text:style-name="P7">SRA</text:p>
              <text:list>
                <text:list-item>
                  <text:p text:style-name="P7">Operand: <text:span text:style-name="T2">RN,X</text:span></text:p>
                </text:list-item>
                <text:list-item>
                  <text:p text:style-name="P7">Byte Code: <text:span text:style-name="T2">62 XY</text:span></text:p>
                </text:list-item>
              </text:list>
            </text:list-item>
            <text:list-item>
              <text:p text:style-name="P7">SRL</text:p>
              <text:list>
                <text:list-item>
                  <text:p text:style-name="P7"><text:soft-page-break/>Operand: <text:span text:style-name="T2">RN,X</text:span></text:p>
                </text:list-item>
                <text:list-item>
                  <text:p text:style-name="P7">Byte Code: <text:span text:style-name="T2">A2 NX</text:span></text:p>
                </text:list-item>
              </text:list>
            </text:list-item>
            <text:list-item>
              <text:p text:style-name="P7">SL</text:p>
              <text:list>
                <text:list-item>
                  <text:p text:style-name="P7">Operand: <text:span text:style-name="T2">RN,X</text:span></text:p>
                </text:list-item>
                <text:list-item>
                  <text:p text:style-name="P7">Byte Code: <text:span text:style-name="T2">A4 NX</text:span></text:p>
                </text:list-item>
              </text:list>
            </text:list-item>
            <text:list-item>
              <text:p text:style-name="P7">STORE</text:p>
              <text:list>
                <text:list-item>
                  <text:p text:style-name="P7">Operand: <text:span text:style-name="T2">[XY],RN</text:span></text:p>
                </text:list-item>
                <text:list-item>
                  <text:p text:style-name="P7">Byte Code: <text:span text:style-name="T2">3N XY</text:span></text:p>
                </text:list-item>
              </text:list>
            </text:list-item>
            <text:list-item>
              <text:p text:style-name="P7">XOR</text:p>
              <text:list>
                <text:list-item>
                  <text:p text:style-name="P7">Operand: <text:span text:style-name="T2">RL,RM,RN</text:span></text:p>
                </text:list-item>
                <text:list-item>
                  <text:p text:style-name="P7">Byte Code: <text:span text:style-name="T2">9L MN</text:span></text:p>
                </text:list-item>
              </text:list>
            </text:list-item>
          </text:list>
        </text:list-item>
      </text:list>
      <text:p text:style-name="P6"><text:tab/>The final form of grouping of Operations is through their format. The format has to do with the way they are “Assembled” into Machine Code. There are five types of formats, Triple Register format, Double Register format, Single Register format, Register Immediate format, and Immediate Value format.</text:p>
      <text:list xml:id="list7660288493308739102" text:style-name="L2">
        <text:list-item>
          <text:p text:style-name="P8">Triple Register Format</text:p>
          <text:list>
            <text:list-item>
              <text:p text:style-name="P8">RL – Destination Register</text:p>
            </text:list-item>
            <text:list-item>
              <text:p text:style-name="P8">RM – Source Register A</text:p>
            </text:list-item>
            <text:list-item>
              <text:p text:style-name="P8">RN – Source Register B</text:p>
            </text:list-item>
            <text:list-item>
              <text:p text:style-name="P8">Byte Code: L MN</text:p>
            </text:list-item>
            <text:list-item>
              <text:p text:style-name="P11">Operations: ADD, AND, OR, XOR</text:p>
            </text:list-item>
          </text:list>
        </text:list-item>
        <text:list-item>
          <text:p text:style-name="P8">Double Register Format</text:p>
          <text:list>
            <text:list-item>
              <text:p text:style-name="P11">Operations: ILOAD, ISTORE, MOVE</text:p>
            </text:list-item>
          </text:list>
        </text:list-item>
        <text:list-item>
          <text:p text:style-name="P8">Single Register Format</text:p>
          <text:list>
            <text:list-item>
              <text:p text:style-name="P11">Operations: POP, PUSH</text:p>
            </text:list-item>
          </text:list>
        </text:list-item>
        <text:list-item>
          <text:p text:style-name="P8">Register Immediate Format</text:p>
          <text:list>
            <text:list-item>
              <text:p text:style-name="P11">Operations: CALL, JMP, SCALL, RET</text:p>
            </text:list-item>
          </text:list>
        </text:list-item>
        <text:list-item>
          <text:p text:style-name="P8">Immediate Value Format</text:p>
          <text:list>
            <text:list-item>
              <text:p text:style-name="P11"><text:soft-page-break/>Operations: JMPEQ, JMPLT, LOAD (Direct), LOAD (Immediate), ROR, ROL, SRA, SRL, SL, STORE</text:p>
            </text:list-item>
          </text:list>
        </text:list-item>
        <text:list-item>
          <text:p text:style-name="P11">Uncatalogued</text:p>
          <text:list>
            <text:list-item>
              <text:p text:style-name="P11">Operations: </text:p>
              <text:list>
                <text:list-item>
                  <text:p text:style-name="P11">RSTORE:</text:p>
                </text:list-item>
                <text:list-item>
                  <text:p text:style-name="P11"><text:tab/> <text:s text:c="3"/>Argument: H[RM],RN</text:p>
                </text:list-item>
                <text:list-item>
                  <text:p text:style-name="P11"><text:tab/> <text:s text:c="3"/>ByteCode: EH MN</text:p>
                </text:list-item>
                <text:list-item>
                  <text:p text:style-name="P11"><text:s text:c="4"/>RLOAD:</text:p>
                </text:list-item>
                <text:list-item>
                  <text:p text:style-name="P11"><text:tab/> <text:s text:c="3"/>Argument: RM,H[RN]</text:p>
                </text:list-item>
                <text:list-item>
                  <text:p text:style-name="P11"><text:tab/> <text:s text:c="3"/>ByteCode: 4H MN</text:p>
                </text:list-item>
                <text:list-item>
                  <text:p text:style-name="P11"><text:s text:c="4"/>HALT:</text:p>
                </text:list-item>
                <text:list-item>
                  <text:p text:style-name="P11"><text:tab/> <text:s text:c="3"/>ByteCode: C0 00</text:p>
                </text:list-item>
                <text:list-item>
                  <text:p text:style-name="P11"><text:s text:c="4"/>SRET:</text:p>
                </text:list-item>
                <text:list-item>
                  <text:p text:style-name="P11"><text:tab/> <text:s text:c="3"/>Argument: None</text:p>
                </text:list-item>
                <text:list-item>
                  <text:p text:style-name="P11"><text:tab/> <text:s text:c="3"/>ByteCODE: 63 01 <text:s/></text:p>
                </text:list-item>
              </text:list>
            </text:list-item>
          </text:list>
        </text:list-item>
      </text:list>
      <text:h text:style-name="P4" text:outline-level="1">Pseudo-Operations</text:h>
      <text:p text:style-name="P2"><text:tab/><text:span text:style-name="T3">WALL has 5 Pseudo-Operations that are markers for the Assembler/Clock and are not compiled into byte code.</text:span></text:p>
      <text:list xml:id="list8451760966497937636" text:style-name="L3">
        <text:list-item>
          <text:p text:style-name="P9">BSS</text:p>
        </text:list-item>
        <text:list-item>
          <text:p text:style-name="P9">DB</text:p>
        </text:list-item>
        <text:list-item>
          <text:p text:style-name="P9">EQU</text:p>
        </text:list-item>
        <text:list-item>
          <text:p text:style-name="P9">ORG</text:p>
          <text:list>
            <text:list-item>
              <text:p text:style-name="P10">Fetches the instruction from the Instruction Register</text:p>
            </text:list-item>
          </text:list>
        </text:list-item>
        <text:list-item>
          <text:p text:style-name="P9">SIP</text:p>
          <text:list>
            <text:list-item>
              <text:p text:style-name="P10">Validates and reads the instruction</text:p>
            </text:list-item>
          </text:list>
        </text:list-item>
        <text:list-item>
          <text:p text:style-name="P10">Execute</text:p>
          <text:list>
            <text:list-item>
              <text:p text:style-name="P10">Takes the decoded instruction and executes it, altering Registers and Memor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3:03:48.777000000</meta:creation-date>
    <dc:date>2017-02-01T00:21:25.325000000</dc:date>
    <meta:editing-duration>PT13M1S</meta:editing-duration>
    <meta:editing-cycles>2</meta:editing-cycles>
    <meta:generator>LibreOffice/5.1.4.2$Windows_x86 LibreOffice_project/f99d75f39f1c57ebdd7ffc5f42867c12031db97a</meta:generator>
    <meta:document-statistic meta:table-count="0" meta:image-count="0" meta:object-count="0" meta:page-count="5" meta:paragraph-count="124" meta:word-count="616" meta:character-count="3163" meta:non-whitespace-character-count="2726"/>
  </office:meta>
</office:document-meta>
</file>